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1F816E063224DB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193in" svg:height="5.1362in" draw:z-index="0"><draw:image xlink:href="Pictures/1000020100000780000004B01F816E063224DBB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53:03.317192031</meta:creation-date>
    <dc:date>2019-03-12T15:53:47.831014666</dc:date>
    <meta:editing-duration>PT45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